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ing_20_3">
      <style:text-properties officeooo:rsid="0005a92d" officeooo:paragraph-rsid="0005a92d"/>
    </style:style>
    <style:style style:name="P2" style:family="paragraph" style:parent-style-name="Subtitle">
      <style:text-properties officeooo:rsid="0005a92d" officeooo:paragraph-rsid="0005a92d"/>
    </style:style>
    <style:style style:name="P3" style:family="paragraph" style:parent-style-name="Text_20_body">
      <style:text-properties officeooo:rsid="0001f290" officeooo:paragraph-rsid="0001f290"/>
    </style:style>
    <style:style style:name="P4" style:family="paragraph" style:parent-style-name="Text_20_body" style:list-style-name="L1">
      <style:text-properties officeooo:rsid="0005a92d" officeooo:paragraph-rsid="0005a92d"/>
    </style:style>
    <style:style style:name="P5" style:family="paragraph" style:parent-style-name="Text_20_body" style:list-style-name="L1">
      <style:text-properties officeooo:paragraph-rsid="0005a92d"/>
    </style:style>
    <style:style style:name="P6" style:family="paragraph" style:parent-style-name="Title">
      <style:text-properties officeooo:rsid="0001f290" officeooo:paragraph-rsid="0001f290"/>
    </style:style>
    <style:style style:name="T1" style:family="text">
      <style:text-properties officeooo:rsid="0005a92d"/>
    </style:style>
    <text:list-style style:name="L1">
      <text:list-level-style-bullet text:level="1" text:style-name="Bullet_20_Symbols" loext:num-list-format="%1%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usik Kl. 9</text:p>
      <text:p text:style-name="P3"/>
      <text:p text:style-name="P2">1. Der Jazz</text:p>
      <text:h text:style-name="P1" text:outline-level="3">1.1 Menschenhandel und Kulturtransfer</text:h>
      <text:list xml:id="list3150235491" text:style-name="L1">
        <text:list-item>
          <text:p text:style-name="P5"><text:span text:style-name="T1">Menschen wurden wie Ware behandelt</text:span></text:p>
        </text:list-item>
        <text:list-item>
          <text:p text:style-name="P4">hohe Sterberaten beim Transport nach Amerika, trotzdem machten Händler Profit</text:p>
        </text:list-item>
        <text:list-item>
          <text:p text:style-name="P4">Menschen wurden zuerst vor Ort versklavt, später aus Afrika importiert, da die Nordamerikanischen Ureinwohner anfällig für europäische Krankheiten waren</text:p>
        </text:list-item>
        <text:list-item>
          <text:p text:style-name="P4">ugf. 14 Millionen Afrikaner wurden während des 16. - 19. Jahrhunderts nach Amerika verschleppt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3pt" fo:language="en" fo:country="US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3pt" fo:language="en" fo:country="US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08:09:37.811447343</meta:creation-date>
    <dc:date>2022-09-21T08:19:21.090479809</dc:date>
    <meta:editing-duration>PT9M44S</meta:editing-duration>
    <meta:editing-cycles>3</meta:editing-cycles>
    <meta:generator>LibreOffice/7.4.1.2$Linux_X86_64 LibreOffice_project/40$Build-2</meta:generator>
    <meta:document-statistic meta:table-count="0" meta:image-count="0" meta:object-count="0" meta:page-count="1" meta:paragraph-count="7" meta:word-count="62" meta:character-count="420" meta:non-whitespace-character-count="369"/>
  </office:meta>
</office:document-meta>
</file>